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83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8" table:default-cell-style-name="Default"/>
        <table:table-row table:style-name="ro1">
          <table:table-cell table:style-name="ce1" office:value-type="string">
            <text:p>Ref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8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"https://www.reichelt.com/index.html?ACTION=3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0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6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5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3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"https://www.reichelt.com/Micro-Match-Connectors/MM-FL-4G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5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3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2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5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"https://www.reichelt.com/index.html?ACTION=3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0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3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1-4W-4-7/3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7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"https://www.reichelt.com/index.html?ACTION=3</text:p>
          </table:table-cell>
          <table:table-cell table:number-columns-repeated="4"/>
          <table:table-cell office:value-type="string">
            <text:p>http://www.musikding.de/1N4004_1</text:p>
          </table:table-cell>
          <table:table-cell table:number-columns-repeated="998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"https://www.reichelt.com/index.html?ACTION=3</text:p>
          </table:table-cell>
          <table:table-cell table:number-columns-repeated="4"/>
          <table:table-cell office:value-type="string">
            <text:p>http://www.musikding.de/1N5819_1</text:p>
          </table:table-cell>
          <table:table-cell table:number-columns-repeated="998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"https://www.reichelt.com/index.html?ACTION=3</text:p>
          </table:table-cell>
          <table:table-cell table:number-columns-repeated="4"/>
          <table:table-cell office:value-type="string">
            <text:p>http://www.musikding.de/TL072_1</text:p>
          </table:table-cell>
          <table:table-cell table:number-columns-repeated="998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"https://www.reichelt.com/index.html?ACTION=3</text:p>
          </table:table-cell>
          <table:table-cell table:number-columns-repeated="4"/>
          <table:table-cell office:value-type="string">
            <text:p>http://www.musikding.de/uA741CN_1</text:p>
          </table:table-cell>
          <table:table-cell table:number-columns-repeated="998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7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4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56, C80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92</text:p>
          </table:table-cell>
          <table:table-cell office:value-type="string">
            <text:p>100nF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7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41, C43, C48, C52, C59, C68, C70, C74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3"/>
        </table:table-row>
        <table:table-row table:style-name="ro1">
          <table:table-cell office:value-type="string">
            <text:p>C7, C9, C11, C12, C20, C22, C34, C35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100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RAD-10-100/3/index.html?&amp;ACTION=3&amp;LA=446&amp;ARTICLE=15097&amp;artnr=RAD+10%2F100&amp;SEARCH=RAD+10%2F100</text:p>
          </table:table-cell>
          <table:table-cell table:number-columns-repeated="1003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3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3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7-ECA-1AM101I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com/ProductDetail/Panasonic/ECA-1AM101I/?qs=%2fha2pyFadugQN%252bRSjbzBlnwZlhO189hvylDsVEvhPPsrfBYJbXBH0g%3d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3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67-ECA-1CM100I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com/ProductDetail/Panasonic/ECA-1CM100I/?qs=%2fha2pyFadugQN%252bRSjbzBlljPohcTAggbLskIDbFjivKUftwMZ3%252b3bw%3d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3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4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3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3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 office:value-type="float" office:value="7390397">
            <text:p>7390397</text:p>
          </table:table-cell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 office:value-type="string">
            <text:p>http://www.rs-particuliers.com/WebCatalog/Transistor_universel_NPN_40V_0_2A_TO92_3-7390397.aspx</text:p>
          </table:table-cell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7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office:value-type="string">
            <text:p>610-2N4401 (2N4401)</text:p>
          </table:table-cell>
          <table:table-cell office:value-type="string">
            <text:p>1653588 (2N4401)</text:p>
          </table:table-cell>
          <table:table-cell table:number-columns-repeated="4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/>
          <table:table-cell office:value-type="string">
            <text:p>http://www.mouser.com/ProductDetail/Central-Semiconductor/2N4401/?qs=%2fha2pyFaduhBI66z8kNzIVEwjKuJ%252bnUH4l53H76MHRznPaAM8TkwHw%3d%3d</text:p>
          </table:table-cell>
          <table:table-cell office:value-type="string">
            <text:p>http://fr.farnell.com/fairchild-semiconductor/2n4401bu/transistor-npn/dp/1653588</text:p>
          </table:table-cell>
          <table:table-cell table:number-columns-repeated="4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999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7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8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3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"https://www.reichelt.com/index.html?ACTION=3</text:p>
          </table:table-cell>
          <table:table-cell table:number-columns-repeated="1003"/>
        </table:table-row>
        <table:table-row table:style-name="ro2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5"/>
        </table:table-row>
        <table:table-row table:style-name="ro2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5"/>
        </table:table-row>
        <table:table-row table:style-name="ro2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4"/>
        </table:table-row>
        <table:table-row table:style-name="ro2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4"/>
        </table:table-row>
        <table:table-row table:style-name="ro2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3"/>
        </table:table-row>
        <table:table-row table:style-name="ro2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5"/>
        </table:table-row>
        <table:table-row table:style-name="ro2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3"/>
        </table:table-row>
        <table:table-row table:style-name="ro2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3"/>
        </table:table-row>
        <table:table-row table:style-name="ro2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5"/>
        </table:table-row>
        <table:table-row table:style-name="ro2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0"/>
        </table:table-row>
        <table:table-row table:style-name="ro2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0"/>
        </table:table-row>
        <table:table-row table:style-name="ro2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4"/>
          <table:table-cell office:value-type="string">
            <text:p>RAD 10/63</text:p>
          </table:table-cell>
          <table:table-cell office:value-type="string">
            <text:p>MECH_JK_THONKICONN_K_W</text:p>
          </table:table-cell>
          <table:table-cell table:number-columns-repeated="4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office:value-type="string">
            <text:p>https://www.thonk.co.uk/shop/thonkiconn-3-5mm-jack-sockets-x50/</text:p>
          </table:table-cell>
          <table:table-cell table:number-columns-repeated="1002"/>
        </table:table-row>
        <table:table-row table:style-name="ro2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2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2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2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2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999"/>
        </table:table-row>
        <table:table-row table:style-name="ro2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9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2-08T09:31:27</dc:date>
    <dc:creator>Julien Delgoulet</dc:creator>
    <meta:editing-duration>PT3M19S</meta:editing-duration>
    <meta:editing-cycles>1</meta:editing-cycles>
    <meta:document-statistic meta:table-count="1" meta:cell-count="1987" meta:object-count="0"/>
  </office:meta>
</office:document-meta>
</file>